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886cm" table:align="left"/>
    </style:style>
    <style:style style:name="Tabella3.A" style:family="table-column">
      <style:table-column-properties style:column-width="8.094cm"/>
    </style:style>
    <style:style style:name="Tabella3.B" style:family="table-column">
      <style:table-column-properties style:column-width="9.791cm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A2" style:family="table-cell">
      <style:table-cell-properties fo:padding="0.097cm" fo:border-left="none" fo:border-right="0.05pt solid #000000" fo:border-top="none" fo:border-bottom="none"/>
    </style:style>
    <style:style style:name="Tabella3.B2" style:family="table-cell">
      <style:table-cell-properties style:vertical-align="" fo:background-color="#e6e6e6" fo:padding="0.097cm" fo:border="0.5pt solid #000000">
        <style:background-image/>
      </style:table-cell-properties>
    </style:style>
    <style:style style:name="Tabella3.3" style:family="table-row">
      <style:table-row-properties style:row-height="0.15cm"/>
    </style:style>
    <style:style style:name="Tabella3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4" style:family="table-row">
      <style:table-row-properties style:min-row-height="0.6cm"/>
    </style:style>
    <style:style style:name="Tabella5" style:family="table">
      <style:table-properties style:width="17.859cm" table:align="left"/>
    </style:style>
    <style:style style:name="Tabella5.A" style:family="table-column">
      <style:table-column-properties style:column-width="10.634cm"/>
    </style:style>
    <style:style style:name="Tabella5.B" style:family="table-column">
      <style:table-column-properties style:column-width="7.225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7.859cm" table:align="left"/>
    </style:style>
    <style:style style:name="Tabella1.A" style:family="table-column">
      <style:table-column-properties style:column-width="9.366cm"/>
    </style:style>
    <style:style style:name="Tabella1.B" style:family="table-column">
      <style:table-column-properties style:column-width="1.852cm"/>
    </style:style>
    <style:style style:name="Tabella1.C" style:family="table-column">
      <style:table-column-properties style:column-width="1.799cm"/>
    </style:style>
    <style:style style:name="Tabella1.D" style:family="table-column">
      <style:table-column-properties style:column-width="2.143cm"/>
    </style:style>
    <style:style style:name="Tabella1.E" style:family="table-column">
      <style:table-column-properties style:column-width="2.699cm"/>
    </style:style>
    <style:style style:name="Tabella1.A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ella1.A2" style:family="table-cell">
      <style:table-cell-properties style:vertical-align="middle"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A3" style:family="table-cell">
      <style:table-cell-properties style:vertical-align="middle" fo:background-color="#e6e6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1.A7" style:family="table-cell">
      <style:table-cell-properties fo:padding="0.097cm" fo:border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none" fo:border-top="none" fo:border-bottom="0.05pt solid #000000"/>
    </style:style>
    <style:style style:name="Tabella1.D12" style:family="table-cell">
      <style:table-cell-properties fo:padding="0.097cm" fo:border-left="0.05pt solid #000000" fo:border-right="none" fo:border-top="none" fo:border-bottom="0.05pt solid #000000"/>
    </style:style>
    <style:style style:name="Tabel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518cm" fo:margin-left="9.356cm" table:align="left"/>
    </style:style>
    <style:style style:name="Tabella2.A" style:family="table-column">
      <style:table-column-properties style:column-width="4.286cm"/>
    </style:style>
    <style:style style:name="Tabella2.B" style:family="table-column">
      <style:table-column-properties style:column-width="2.302cm"/>
    </style:style>
    <style:style style:name="Tabella2.C" style:family="table-column">
      <style:table-column-properties style:column-width="1.93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none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04cm"/>
    </style:style>
    <style:style style:name="Tabella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4" style:family="table-cell">
      <style:table-cell-properties fo:padding="0.097cm" fo:border="0.05pt solid #000000"/>
    </style:style>
    <style:style style:name="Tabella2.9" style:family="table-row">
      <style:table-row-properties style:min-row-height="0.101cm"/>
    </style:style>
    <style:style style:name="Tabella2.A9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9" style:family="table-cell">
      <style:table-cell-properties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7.912cm" fo:margin-left="0cm" table:align="left"/>
    </style:style>
    <style:style style:name="Tabella6.A" style:family="table-column">
      <style:table-column-properties style:column-width="10.769cm"/>
    </style:style>
    <style:style style:name="Tabella6.B" style:family="table-column">
      <style:table-column-properties style:column-width="7.14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4" style:family="table">
      <style:table-properties style:width="6.535cm" table:align="left"/>
    </style:style>
    <style:style style:name="Tabella4.A" style:family="table-column">
      <style:table-column-properties style:column-width="2.752cm"/>
    </style:style>
    <style:style style:name="Tabella4.B" style:family="table-column">
      <style:table-column-properties style:column-width="3.784cm"/>
    </style:style>
    <style:style style:name="Tabella4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2" style:family="table-cell">
      <style:table-cell-properties fo:background-color="#e6e6e6" fo:padding="0.097cm" fo:border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7pt" style:font-size-asian="7pt" style:font-size-complex="7pt"/>
    </style:style>
    <style:style style:name="P2" style:family="paragraph" style:parent-style-name="Text_20_body">
      <style:text-properties style:font-name="Nimbus Sans L" fo:font-size="6pt" style:font-size-asian="5.25pt" style:font-size-complex="6pt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Nimbus Sans 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Nimbus Sans 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Nimbus Sans 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Nimbus Sans L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Sans L"/>
    </style:style>
    <style:style style:name="P10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Nimbus Sans 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erp_5f_default_5f_9">
      <style:paragraph-properties fo:margin-top="0.011cm" fo:margin-bottom="0.011cm" fo:line-height="150%" fo:text-align="center" style:justify-single-word="false"/>
      <style:text-properties style:use-window-font-color="true" style:font-name="Nimbus Sans 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erp_5f_default_5f_9">
      <style:paragraph-properties fo:margin-top="0.011cm" fo:margin-bottom="0.011cm" fo:line-height="150%" fo:text-align="end" style:justify-single-word="false"/>
      <style:text-properties style:use-window-font-color="true" style:font-name="Nimbus Sans 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Nimbus Sans 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Nimbus Sans L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1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Nimbus Sans 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Nimbus Sans 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Nimbus Sans L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Nimbus Sans L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9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Nimbus Sans L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Nimbus Sans 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Nimbus Sans 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Nimbus Sans 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top="0.011cm" fo:margin-bottom="0.011cm" fo:line-height="150%" fo:text-align="start" style:justify-single-word="false"/>
      <style:text-properties style:font-name="Nimbus Sans L" fo:font-size="3pt" style:font-size-asian="3pt" style:font-size-complex="3pt"/>
    </style:style>
    <style:style style:name="P24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Nimbus Sans 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Nimbus Sans 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Nimbus Sans 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Nimbus Sans L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Nimbus Sans L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Nimbus Sans 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Nimbus Sans 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Nimbus Sans 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Nimbus Sans 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Nimbus Sans L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Nimbus Sans 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Nimbus Sans L" style:font-name-asian="SimSun" style:font-size-asian="10pt" style:font-name-complex="Tahoma" style:font-size-complex="10pt"/>
    </style:style>
    <style:style style:name="P36" style:family="paragraph" style:parent-style-name="Table_20_Contents">
      <style:text-properties style:font-name="Nimbus Sans L" fo:font-size="11pt" fo:font-weight="bold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Nimbus Sans 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columns-spanned="2" office:value-type="string">
            <text:p text:style-name="P32"><text:placeholder text:placeholder-type="text">&lt;for each="partner_proxy in get_partner_list(o)"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5"/>
          </table:table-cell>
          <table:table-cell table:style-name="Tabella3.B2" office:value-type="string">
            <text:p text:style-name="P31"><text:placeholder text:placeholder-type="text">&lt;partner_proxy.name&gt;</text:placeholder></text:p>
            <text:p text:style-name="P33"><text:placeholder text:placeholder-type="text">&lt;get_address(partner_proxy)&gt;</text:placeholder></text:p>
            <text:p text:style-name="P34"><text:placeholder text:placeholder-type="text">&lt;get_extra_data(partner_proxy)&gt;</text:placeholder></text:p>
          </table:table-cell>
        </table:table-row>
        <table:table-row table:style-name="Tabella3.3">
          <table:table-cell table:style-name="Tabella3.A1" office:value-type="string">
            <text:p text:style-name="P35"/>
          </table:table-cell>
          <table:table-cell table:style-name="Tabella3.B3" office:value-type="string">
            <text:p text:style-name="P34"/>
          </table:table-cell>
        </table:table-row>
        <table:table-row table:style-name="Tabella3.4">
          <table:table-cell table:style-name="Tabella3.A1" table:number-columns-spanned="2" office:value-type="string">
            <text:p text:style-name="P31"><text:placeholder text:placeholder-type="text">&lt;/for&gt;</text:placeholder></text:p>
          </table:table-cell>
          <table:covered-table-cell/>
        </table:table-row>
      </table:table>
      <text:p text:style-name="P2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4"><text:span text:style-name="T2"><text:placeholder text:placeholder-type="text">&lt;'%s: %s' %('FATTURA' if o.type != 'out_refund' else 'NOTA DI CREDITO',  o.number)&gt;</text:placeholder></text:span></text:p>
            <text:p text:style-name="P24"><text:span text:style-name="T2">RIF: </text:span><text:span text:style-name="T2"><text:placeholder text:placeholder-type="text">&lt;o.name&gt;</text:placeholder></text:span></text:p>
          </table:table-cell>
          <table:table-cell table:style-name="Tabella5.A1" office:value-type="string">
            <text:p text:style-name="P15">DATA: <text:span text:style-name="T3"><text:placeholder text:placeholder-type="text">&lt;formatLang(o.date_invoice, date=True) if o.date_invoice else ""&gt;</text:placeholder></text:span></text:p>
            <text:p text:style-name="P16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30"><text:placeholder text:placeholder-type="text">&lt;if test="not any([1 if (item.quantity !=1)  else 0  for item in o.invoice_line]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table:number-columns-spanned="3" office:value-type="string">
              <text:p text:style-name="P26">PRODOTTO</text:p>
            </table:table-cell>
            <table:covered-table-cell/>
            <table:covered-table-cell/>
            <table:table-cell table:style-name="Tabella1.A2" office:value-type="string">
              <text:p text:style-name="P26">IVA</text:p>
            </table:table-cell>
            <table:table-cell table:style-name="Tabella1.A1" office:value-type="string">
              <text:p text:style-name="P26">TOTALE</text:p>
            </table:table-cell>
          </table:table-row>
          <table:table-row>
            <table:table-cell table:style-name="Tabella1.A3" table:number-columns-spanned="5" office:value-type="string">
              <text:p text:style-name="P3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5" office:value-type="string">
              <text:p text:style-name="P30"><text:placeholder text:placeholder-type="text">&lt;if test="any([1 if (item.quantity !=1)  else 0  for item in o.invoice_line]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26">PRODOTTO</text:p>
            </table:table-cell>
            <table:table-cell table:style-name="Tabella1.A2" office:value-type="string">
              <text:p text:style-name="P26">IVA</text:p>
            </table:table-cell>
            <table:table-cell table:style-name="Tabella1.A2" office:value-type="string">
              <text:p text:style-name="P26">Q.</text:p>
            </table:table-cell>
            <table:table-cell table:style-name="Tabella1.A2" office:value-type="string">
              <text:p text:style-name="P26">PREZZO</text:p>
            </table:table-cell>
            <table:table-cell table:style-name="Tabella1.A1" office:value-type="string">
              <text:p text:style-name="P26">TOTALE</text:p>
            </table:table-cell>
          </table:table-row>
          <table:table-row>
            <table:table-cell table:style-name="Tabella1.A3" table:number-columns-spanned="5" office:value-type="string">
              <text:p text:style-name="P3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7" table:number-columns-spanned="5" office:value-type="string">
            <text:p text:style-name="P29"><text:text-input text:description="&lt;for each=&quot;l  in o.invoice_line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5" office:value-type="string">
            <text:p text:style-name="P30"><text:placeholder text:placeholder-type="text">&lt;if test="not any([1 if (item.quantity !=1)  else 0  for item in o.invoice_line]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3" office:value-type="string">
            <text:p text:style-name="P27"><text:placeholder text:placeholder-type="text">&lt;l.name&gt;</text:placeholder></text:p>
          </table:table-cell>
          <table:covered-table-cell/>
          <table:covered-table-cell/>
          <table:table-cell table:style-name="Tabella1.D12" office:value-type="string">
            <text:p text:style-name="P28"><text:placeholder text:placeholder-type="text">&lt;', '.join([lt.name or '' for lt in l.invoice_line_tax_id])&gt;</text:placeholder></text:p>
          </table:table-cell>
          <table:table-cell table:style-name="Tabella1.E12" office:value-type="string">
            <text:p text:style-name="P25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14" table:number-columns-spanned="5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5" office:value-type="string">
            <text:p text:style-name="P30"><text:placeholder text:placeholder-type="text">&lt;if test="any([1 if (item.quantity !=1)  else 0  for item in o.invoice_line]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27"><text:placeholder text:placeholder-type="text">&lt;l.name&gt;</text:placeholder></text:p>
          </table:table-cell>
          <table:table-cell table:style-name="Tabella1.B12" office:value-type="string">
            <text:p text:style-name="P28"><text:placeholder text:placeholder-type="text">&lt;', '.join([lt.name or '' for lt in l.invoice_line_tax_id])&gt;</text:placeholder></text:p>
          </table:table-cell>
          <table:table-cell table:style-name="Tabella1.C12" office:value-type="string">
            <text:p text:style-name="P25"><text:placeholder text:placeholder-type="text">&lt;l.quantity&gt;</text:placeholder> <text:placeholder text:placeholder-type="text">&lt;(l.uos_id and l.uos_id.name) or ''&gt;</text:placeholder></text:p>
          </table:table-cell>
          <table:table-cell table:style-name="Tabella1.D12" office:value-type="string">
            <text:p text:style-name="P25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12" office:value-type="string">
            <text:p text:style-name="P25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14" table:number-columns-spanned="5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5" office:value-type="string">
            <text:p text:style-name="P1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6"><text:span text:style-name="T1">Imponibile</text:span>:</text:p>
          </table:table-cell>
          <table:table-cell table:style-name="Tabella2.B1" table:number-columns-spanned="2" office:value-type="string">
            <text:p text:style-name="P17"><text:placeholder text:placeholder-type="text">&lt;formatLang(o.amount_untaxed, digits=get_digits(dp='Account'))&gt;</text:placeholder><text:soft-page-break/> <text:placeholder text:placeholder-type="text">&lt;o.currency_id.symbol&gt;</text:placeholder></text:p>
          </table:table-cell>
          <table:covered-table-cell/>
        </table:table-row>
        <table:table-row>
          <table:table-cell table:style-name="Tabella2.A2" office:value-type="string">
            <text:p text:style-name="P36"><text:span text:style-name="T1">IVA</text:span>:</text:p>
          </table:table-cell>
          <table:table-cell table:style-name="Tabella2.B2" table:number-columns-spanned="2" office:value-type="string">
            <text:p text:style-name="P17"><text:placeholder text:placeholder-type="text">&lt;formatLang(o.amount_tax, digits=get_digits(dp='Account')) &gt;</text:placeholder> <text:placeholder text:placeholder-type="text">&lt;o.currency_id.symbol&gt;</text:placeholder></text:p>
          </table:table-cell>
          <table:covered-table-cell/>
        </table:table-row>
        <table:table-row>
          <table:table-cell table:style-name="Tabella2.A3" table:number-columns-spanned="3" office:value-type="string">
            <text:p text:style-name="P18"><text:placeholder text:placeholder-type="text">&lt;if test="o.tax_line"&gt;</text:placeholder></text:p>
          </table:table-cell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20">Aliq./caus. esenz.</text:p>
          </table:table-cell>
          <table:table-cell table:style-name="Tabella2.A4" office:value-type="string">
            <text:p text:style-name="P20">Imponibile</text:p>
          </table:table-cell>
          <table:table-cell table:style-name="Tabella2.C4" office:value-type="string">
            <text:p text:style-name="P20">IVA</text:p>
          </table:table-cell>
        </table:table-row>
        <table:table-row>
          <table:table-cell table:style-name="Tabella2.A3" table:number-columns-spanned="3" office:value-type="string">
            <text:p text:style-name="P21"><text:placeholder text:placeholder-type="text">&lt;for each="t in o.tax_line"&gt;</text:placeholder>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21"><text:placeholder text:placeholder-type="text">&lt;t.name.split(" - ")[-1]&gt;</text:placeholder></text:p>
          </table:table-cell>
          <table:table-cell table:style-name="Tabella2.A4" office:value-type="string">
            <text:p text:style-name="P22"><text:placeholder text:placeholder-type="text">&lt;formatLang(t.base, dp='Account', currency_obj=o.currency_id)&gt;</text:placeholder></text:p>
          </table:table-cell>
          <table:table-cell table:style-name="Tabella2.C4" office:value-type="string">
            <text:p text:style-name="P22"><text:placeholder text:placeholder-type="text">&lt;(t.tax_code_id and t.tax_code_id.notprintable) or ''&gt;</text:placeholder> <text:placeholder text:placeholder-type="text">&lt;formatLang(t.amount, digits=get_digits(dp='Account'), currency_obj=o.currency_id) &gt;</text:placeholder></text:p>
          </table:table-cell>
        </table:table-row>
        <table:table-row>
          <table:table-cell table:style-name="Tabella2.A3" table:number-columns-spanned="3" office:value-type="string">
            <text:p text:style-name="P2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2.A3" table:number-columns-spanned="3" office:value-type="string">
            <text:p text:style-name="P21"><text:placeholder text:placeholder-type="text">&lt;/if&gt;</text:placeholder></text:p>
          </table:table-cell>
          <table:covered-table-cell/>
          <table:covered-table-cell/>
        </table:table-row>
        <table:table-row table:style-name="Tabella2.9">
          <table:table-cell table:style-name="Tabella2.A9" office:value-type="string">
            <text:p text:style-name="P36"><text:s/><text:span text:style-name="T1">Totale</text:span>:</text:p>
          </table:table-cell>
          <table:table-cell table:style-name="Tabella2.B9" table:number-columns-spanned="2" office:value-type="string">
            <text:p text:style-name="P19"><text:s/><text:placeholder text:placeholder-type="text">&lt;formatLang(o.amount_total, digits=get_digits(dp='Account')) &gt;</text:placeholder> <text:placeholder text:placeholder-type="text">&lt;o.currency_id.symbol&gt;</text:placeholder></text:p>
          </table:table-cell>
          <table:covered-table-cell/>
        </table:table-row>
      </table:table>
      <text:p text:style-name="P9"><text:s/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0"><text:span text:style-name="T2">TERMINI DI PAGAMENTO:</text:span><text:line-break/><text:placeholder text:placeholder-type="text">&lt;o.payment_term.name if o.payment_term else ""&gt;</text:placeholder></text:p>
            <table:table table:name="Tabella4" table:style-name="Tabella4">
              <table:table-column table:style-name="Tabella4.A"/>
              <table:table-column table:style-name="Tabella4.B"/>
              <table:table-header-rows>
                <table:table-row>
                  <table:table-cell table:style-name="Tabella4.A1" table:number-columns-spanned="2" office:value-type="string">
                    <text:p text:style-name="P10"><text:soft-page-break/><text:placeholder text:placeholder-type="text">&lt;if test="o.move_id"&gt;</text:placeholder></text:p>
                  </table:table-cell>
                  <table:covered-table-cell/>
                </table:table-row>
                <table:table-row>
                  <table:table-cell table:style-name="Tabella4.A2" office:value-type="string">
                    <text:p text:style-name="P37">Scadenza</text:p>
                  </table:table-cell>
                  <table:table-cell table:style-name="Tabella4.B2" office:value-type="string">
                    <text:p text:style-name="P37">Importo</text:p>
                  </table:table-cell>
                </table:table-row>
                <table:table-row>
                  <table:table-cell table:style-name="Tabella4.A6" table:number-columns-spanned="2" office:value-type="string">
                    <text:p text:style-name="P10"><text:placeholder text:placeholder-type="text">&lt;/if&gt;</text:placeholder></text:p>
                  </table:table-cell>
                  <table:covered-table-cell/>
                </table:table-row>
              </table:table-header-rows>
              <table:table-row>
                <table:table-cell table:style-name="Tabella4.A6" table:number-columns-spanned="2" office:value-type="string">
                  <text:p text:style-name="P13"><text:text-input text:description="&lt;for each=&quot;payment  in get_payment_list(o.move_id.id)&quot;&gt;">loop payment</text:text-input></text:p>
                </table:table-cell>
                <table:covered-table-cell/>
              </table:table-row>
              <table:table-row>
                <table:table-cell table:style-name="Tabella4.A5" office:value-type="string">
                  <text:p text:style-name="P11"><text:placeholder text:placeholder-type="text">&lt;formatLang(payment.date_maturity, date=True)&gt;</text:placeholder></text:p>
                </table:table-cell>
                <table:table-cell table:style-name="Tabella4.B5" office:value-type="string">
                  <text:p text:style-name="P12"><text:placeholder text:placeholder-type="text">&lt;formatLang(payment.debit)&gt;</text:placeholder> €</text:p>
                </table:table-cell>
              </table:table-row>
              <table:table-row>
                <table:table-cell table:style-name="Tabella4.A6" table:number-columns-spanned="2" office:value-type="string">
                  <text:p text:style-name="P13"><text:text-input text:description="&lt;/for&gt;">/for</text:text-input></text:p>
                </table:table-cell>
                <table:covered-table-cell/>
              </table:table-row>
            </table:table>
            <text:p text:style-name="P10"/>
          </table:table-cell>
          <table:table-cell table:style-name="Tabella6.A1" table:number-rows-spanned="2" office:value-type="string">
            <text:p text:style-name="P10"><text:placeholder text:placeholder-type="text">&lt;if test="o.partner_bank_id"&gt;</text:placeholder></text:p>
            <text:p text:style-name="P10"><text:span text:style-name="T2">BANCA:</text:span><text:line-break/><text:placeholder text:placeholder-type="text">&lt;o.partner_bank_id.bank_name&gt;</text:placeholder> </text:p>
            <text:p text:style-name="P10">IBAN: <text:placeholder text:placeholder-type="text">&lt;o.partner_bank_id.acc_number&gt;</text:placeholder></text:p>
            <text:p text:style-name="P14"><text:span text:style-name="T4">BIC: </text:span><text:span text:style-name="T4"><text:placeholder text:placeholder-type="text">&lt;o.partner_bank_id.bank_bic&gt;</text:placeholder></text:span><text:line-break/></text:p>
            <text:p text:style-name="P14"><text:placeholder text:placeholder-type="text">&lt;/if&gt;</text:placeholder></text:p>
          </table:table-cell>
        </table:table-row>
        <table:table-row>
          <table:table-cell table:style-name="Tabella6.A1" office:value-type="string">
            <text:p text:style-name="P10"><text:placeholder text:placeholder-type="text">&lt;if test="o.comment"&gt;</text:placeholder></text:p>
            <text:p text:style-name="P10"><text:span text:style-name="T2">NOTE:</text:span><text:line-break/><text:placeholder text:placeholder-type="text">&lt;o.comment&gt;</text:placeholder></text:p>
            <text:p text:style-name="P10"><text:placeholder text:placeholder-type="text">&lt;/if&gt;</text:placeholder></text:p>
          </table:table-cell>
          <table:covered-table-cell/>
        </table:table-row>
      </table:table>
      <text:p text:style-name="P2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7" style:family="table">
      <style:table-properties style:width="17.9cm" table:align="margins"/>
    </style:style>
    <style:style style:name="Tabella7.A" style:family="table-column">
      <style:table-column-properties style:column-width="6.156cm" style:rel-column-width="22540*"/>
    </style:style>
    <style:style style:name="Tabella7.B" style:family="table-column">
      <style:table-column-properties style:column-width="11.744cm" style:rel-column-width="42995*"/>
    </style:style>
    <style:style style:name="Tabella7.A1" style:family="table-cell">
      <style:table-cell-properties fo:background-color="transparent" fo:padding="0.097cm" fo:border="none">
        <style:background-image/>
      </style:table-cell-properties>
    </style:style>
    <style:style style:name="Tabella7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ext_20_body">
      <style:text-properties fo:font-size="7pt" style:font-size-asian="7pt" style:font-size-complex="7pt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Nimbus Sans L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4.001cm" fo:margin-left="2.10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2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  <text:p text:style-name="Text_20_body"/>
        <text:p text:style-name="MP1"/>
        <table:table table:name="Tabella7" table:style-name="Tabella7">
          <table:table-column table:style-name="Tabella7.A"/>
          <table:table-column table:style-name="Tabella7.B"/>
          <table:table-row>
            <table:table-cell table:style-name="Tabella7.A1" office:value-type="string">
              <text:p text:style-name="Table_20_Contents"/>
            </table:table-cell>
            <table:table-cell table:style-name="Tabella7.B1" office:value-type="string">
              <text:p text:style-name="MP2"/>
            </table:table-cell>
          </table:table-row>
          <table:table-row>
            <table:table-cell table:style-name="Tabella7.A1" table:number-columns-spanned="2" office:value-type="string">
              <text:p text:style-name="MP3">Pag. <text:page-number text:select-page="current">3</text:page-number> di <text:page-count>3</text:page-count></text:p>
            </table:table-cell>
            <table:covered-table-cell/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7-09T15:02:07</dc:date>
    <meta:editing-duration>P5DT20H2M9S</meta:editing-duration>
    <meta:editing-cycles>644</meta:editing-cycles>
    <meta:generator>LibreOffice/3.5$Linux_X86_64 LibreOffice_project/350m1$Build-2</meta:generator>
    <dc:creator>Anna Giammanco</dc:creator>
    <meta:document-statistic meta:table-count="7" meta:image-count="0" meta:object-count="0" meta:page-count="3" meta:paragraph-count="71" meta:word-count="209" meta:character-count="2158" meta:non-whitespace-character-count="2004"/>
    <meta:user-defined meta:name="Info 1"/>
    <meta:user-defined meta:name="Info 2"/>
    <meta:user-defined meta:name="Info 3"/>
    <meta:user-defined meta:name="Info 4"/>
  </office:meta>
</office:document-meta>
</file>